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gMultipleInterfacesTest.should_allow_multiple_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ngMultipleInterfacesTest.should_scream_when_no_args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gMultipleInterfacesTest.should_scream_when_non_interface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MultipleInterfacesTest.should_scream_when_null_passed_instead_of_an_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gMultipleInterfacesTest.should_scream_when_the_same_interfaces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gMultipleInterfacesTest.should_scream_when_null_passed_instead_of_an_interf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gMultipleInterfacesTest.should_mock_class_with_interfaces_of_different_class_loader_AND_different_classpa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